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 style:text-line-through-style="solid"/>
    </style:style>
    <style:style style:name="T32" style:family="text">
      <style:text-properties fo:font-style="italic" style:font-style-asian="italic" style:font-style-complex="italic" style:text-line-through-style="solid"/>
    </style:style>
    <style:style style:name="T33" style:family="text">
      <style:text-properties fo:font-style="italic" style:font-style-asian="italic" style:font-style-complex="italic" style:text-line-through-style="solid"/>
    </style:style>
    <style:style style:name="T34" style:family="text">
      <style:text-properties fo:font-style="italic" style:font-style-asian="italic" style:font-style-complex="italic" style:text-line-through-style="solid"/>
    </style:style>
    <style:style style:name="T35" style:family="text">
      <style:text-properties fo:font-style="italic" style:font-style-asian="italic" style:font-style-complex="italic" style:text-line-through-style="soli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 style:text-line-through-style="soli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 style:text-line-through-style="soli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</office:automatic-styles>
  <office:body>
    <office:text>
      <text:h text:style-name="Title">Building</text:h>
      <text:p text:style-name="Text_20_body"><text:span text:style-name="T1">ART</text:span><text:span text:style-name="T2"> </text:span><text:span text:style-name="T3">and</text:span><text:span text:style-name="T4"> </text:span><text:span text:style-name="T5">CRAFT</text:span><text:span text:style-name="T6"> </text:span><text:span text:style-name="T7">are</text:span><text:span text:style-name="T8"> </text:span><text:span text:style-name="T9">only</text:span><text:span text:style-name="T10"> </text:span><text:span text:style-name="T11">the</text:span><text:span text:style-name="T12"> </text:span><text:span text:style-name="T13">inside</text:span><text:span text:style-name="T14"> </text:span><text:span text:style-name="T15">and</text:span><text:span text:style-name="T16"> </text:span><text:span text:style-name="T17">outside</text:span><text:span text:style-name="T18"> </text:span><text:span text:style-name="T19">of</text:span><text:span text:style-name="T20"> </text:span><text:span text:style-name="T21">the</text:span><text:span text:style-name="T22"> </text:span><text:span text:style-name="T23">same</text:span><text:span text:style-name="T24"> </text:span><text:span text:style-name="T25">building.</text:span> <text:span text:style-name="T26">The</text:span><text:span text:style-name="T27"> </text:span><text:span text:style-name="T28">ceiling</text:span><text:span text:style-name="T29"> </text:span><text:span text:style-name="T30">is</text:span>---here he put his eraser to his bottom lip, thinking. He crossed out <text:span text:style-name="T31">The</text:span><text:span text:style-name="T32"> </text:span><text:span text:style-name="T33">ceiling</text:span><text:span text:style-name="T34"> </text:span><text:span text:style-name="T35">is.</text:span> <text:span text:style-name="T36">The</text:span><text:span text:style-name="T37"> </text:span><text:span text:style-name="T38">floor</text:span><text:span text:style-name="T39"> </text:span><text:span text:style-name="T40">is</text:span><text:span text:style-name="T41"> </text:span><text:span text:style-name="T42">reality</text:span><text:span text:style-name="T43"> </text:span><text:span text:style-name="T44">and</text:span><text:span text:style-name="T45"> </text:span><text:span text:style-name="T46">the</text:span><text:span text:style-name="T47"> </text:span><text:span text:style-name="T48">ceiling</text:span><text:span text:style-name="T49"> </text:span><text:span text:style-name="T50">is</text:span><text:span text:style-name="T51"> </text:span><text:span text:style-name="T52">aspiration</text:span><text:span text:style-name="T53"> </text:span><text:span text:style-name="T54">desire</text:span><text:span text:style-name="T55"> </text:span><text:span text:style-name="T56">that</text:span><text:span text:style-name="T57"> </text:span><text:span text:style-name="T58">which</text:span><text:span text:style-name="T59"> </text:span><text:span text:style-name="T60">is</text:span><text:span text:style-name="T61"> </text:span><text:span text:style-name="T62">desired.</text:span><text:span text:style-name="T63"> </text:span><text:span text:style-name="T64">CRAFT</text:span><text:span text:style-name="T65"> </text:span><text:span text:style-name="T66">is</text:span><text:span text:style-name="T67"> </text:span><text:span text:style-name="T68">building</text:span><text:span text:style-name="T69"> </text:span><text:span text:style-name="T70">a</text:span><text:span text:style-name="T71"> </text:span><text:span text:style-name="T72">chair</text:span><text:span text:style-name="T73"> </text:span><text:span text:style-name="T74">from</text:span><text:span text:style-name="T75"> </text:span><text:span text:style-name="T76">wood.</text:span><text:span text:style-name="T77"> </text:span><text:span text:style-name="T78">ART</text:span><text:span text:style-name="T79"> </text:span><text:span text:style-name="T80">is</text:span><text:span text:style-name="T81"> </text:span><text:span text:style-name="T82">using</text:span><text:span text:style-name="T83"> </text:span><text:span text:style-name="T84">the</text:span><text:span text:style-name="T85"> </text:span><text:span text:style-name="T86">wood</text:span><text:span text:style-name="T87"> </text:span><text:span text:style-name="T88">as</text:span><text:span text:style-name="T89"> </text:span><text:span text:style-name="T90">a</text:span><text:span text:style-name="T91"> </text:span><text:span text:style-name="T92">substrate</text:span><text:span text:style-name="T93"> </text:span><text:span text:style-name="T94">for</text:span><text:span text:style-name="T95"> </text:span><text:span text:style-name="T96">an</text:span><text:span text:style-name="T97"> </text:span><text:span text:style-name="T98">emotional</text:span><text:span text:style-name="T99"> </text:span><text:span text:style-name="T100">message</text:span><text:span text:style-name="T101"> </text:span><text:span text:style-name="T102">to</text:span><text:span text:style-name="T103"> </text:span><text:span text:style-name="T104">a</text:span><text:span text:style-name="T105"> </text:span><text:span text:style-name="T106">future</text:span><text:span text:style-name="T107"> </text:span><text:span text:style-name="T108">person</text:span><text:span text:style-name="T109">,</text:span><text:span text:style-name="T110"> </text:span><text:span text:style-name="T111">the</text:span><text:span text:style-name="T112"> </text:span><text:span text:style-name="T113">READER</text:span><text:span text:style-name="T114"> </text:span><text:span text:style-name="T115">/</text:span><text:span text:style-name="T116"> </text:span><text:span text:style-name="T117">VIEWER.</text:span></text:p>
      <text:p text:style-name="Text_20_body"><text:span text:style-name="T118">The</text:span><text:span text:style-name="T119"> </text:span><text:span text:style-name="T120">important</text:span><text:span text:style-name="T121"> </text:span><text:span text:style-name="T122">thing</text:span><text:span text:style-name="T123"> </text:span><text:span text:style-name="T124">is</text:span><text:span text:style-name="T125"> </text:span><text:span text:style-name="T126">they</text:span><text:span text:style-name="T127"> </text:span><text:span text:style-name="T128">are</text:span><text:span text:style-name="T129"> </text:span><text:span text:style-name="T130">both</text:span><text:span text:style-name="T131"> </text:span><text:span text:style-name="T132">made</text:span><text:span text:style-name="T133"> </text:span><text:span text:style-name="T134">of</text:span><text:span text:style-name="T135"> </text:span><text:span text:style-name="T136">wood.</text:span><text:span text:style-name="T137"> </text:span><text:span text:style-name="T138">The</text:span><text:span text:style-name="T139"> </text:span><text:span text:style-name="T140">important</text:span><text:span text:style-name="T141"> </text:span><text:span text:style-name="T142">thing</text:span><text:span text:style-name="T143"> </text:span><text:span text:style-name="T144">is</text:span><text:span text:style-name="T145"> </text:span><text:span text:style-name="T146">they</text:span><text:span text:style-name="T147"> </text:span><text:span text:style-name="T148">were</text:span><text:span text:style-name="T149"> </text:span><text:span text:style-name="T150">both,</text:span><text:span text:style-name="T151"> </text:span><text:span text:style-name="T152">at</text:span><text:span text:style-name="T153"> </text:span><text:span text:style-name="T154">one</text:span><text:span text:style-name="T155"> </text:span><text:span text:style-name="T156">point,</text:span><text:span text:style-name="T157"> </text:span><text:span text:style-name="T158">alive</text:span><text:span text:style-name="T159"> </text:span><text:span text:style-name="T160">natural</text:span><text:span text:style-name="T161"> </text:span><text:span text:style-name="T162">things</text:span><text:span text:style-name="T163"> </text:span><text:span text:style-name="T164">that</text:span><text:span text:style-name="T165"> </text:span><text:span text:style-name="T166">grew</text:span><text:span text:style-name="T167"> </text:span><text:span text:style-name="T168">and</text:span><text:span text:style-name="T169"> </text:span><text:span text:style-name="T170">changed</text:span><text:span text:style-name="T171"> </text:span><text:span text:style-name="T172">and</text:span><text:span text:style-name="T173"> </text:span><text:span text:style-name="T174">pushed</text:span><text:span text:style-name="T175"> </text:span><text:span text:style-name="T176">their</text:span><text:span text:style-name="T177"> </text:span><text:span text:style-name="T178">way</text:span><text:span text:style-name="T179"> </text:span><text:span text:style-name="T180">out</text:span><text:span text:style-name="T181"> </text:span><text:span text:style-name="T182">of</text:span><text:span text:style-name="T183"> </text:span><text:span text:style-name="T184">the</text:span><text:span text:style-name="T185"> </text:span><text:span text:style-name="T186">dirt</text:span><text:span text:style-name="T187"> </text:span><text:span text:style-name="T188">into</text:span><text:span text:style-name="T189"> </text:span><text:span text:style-name="T190">the</text:span><text:span text:style-name="T191"> </text:span><text:span text:style-name="T192">air.</text:span><text:span text:style-name="T193"> </text:span><text:span text:style-name="T194">They</text:span><text:span text:style-name="T195"> </text:span><text:span text:style-name="T196">formed</text:span><text:span text:style-name="T197"> </text:span><text:span text:style-name="T198">buildings</text:span><text:span text:style-name="T199"> </text:span><text:span text:style-name="T200">out</text:span><text:span text:style-name="T201"> </text:span><text:span text:style-name="T202">of</text:span><text:span text:style-name="T203"> </text:span><text:span text:style-name="T204">the</text:span><text:span text:style-name="T205"> </text:span><text:span text:style-name="T206">air.</text:span><text:span text:style-name="T207"> </text:span><text:span text:style-name="T208">They</text:span><text:span text:style-name="T209"> </text:span><text:span text:style-name="T210">didn't</text:span><text:span text:style-name="T211"> </text:span><text:span text:style-name="T212">even</text:span><text:span text:style-name="T213"> </text:span><text:span text:style-name="T214">try.</text:span></text:p>
      <text:p text:style-name="Text_20_body"><text:span text:style-name="T215">What</text:span><text:span text:style-name="T216"> </text:span><text:span text:style-name="T217">separates</text:span><text:span text:style-name="T218"> </text:span><text:span text:style-name="T219">us</text:span><text:span text:style-name="T220"> </text:span><text:span text:style-name="T221">from</text:span><text:span text:style-name="T222"> </text:span><text:span text:style-name="T223">them,</text:span><text:span text:style-name="T224"> </text:span><text:span text:style-name="T225">the</text:span><text:span text:style-name="T226"> </text:span><text:span text:style-name="T227">trees?</text:span><text:span text:style-name="T228"> </text:span><text:span text:style-name="T229">We</text:span><text:span text:style-name="T230"> </text:span><text:span text:style-name="T231">have</text:span><text:span text:style-name="T232"> </text:span><text:span text:style-name="T233">to</text:span><text:span text:style-name="T234"> </text:span><text:span text:style-name="T235">try.</text:span><text:span text:style-name="T236"> </text:span><text:span text:style-name="T237">We</text:span><text:span text:style-name="T238"> </text:span><text:span text:style-name="T239">must</text:span><text:span text:style-name="T240"> </text:span><text:span text:style-name="T241">labor</text:span><text:span text:style-name="T242"> </text:span><text:span text:style-name="T243">to</text:span><text:span text:style-name="T244"> </text:span><text:span text:style-name="T245">create</text:span><text:span text:style-name="T246"> </text:span><text:span text:style-name="T247">our</text:span><text:span text:style-name="T248"> </text:span><text:span text:style-name="T249">ART,</text:span><text:span text:style-name="T250"> </text:span><text:span text:style-name="T251">our</text:span><text:span text:style-name="T252"> </text:span><text:span text:style-name="T253">buildings</text:span><text:span text:style-name="T254"> </text:span><text:span text:style-name="T255">of</text:span><text:span text:style-name="T256"> </text:span><text:span text:style-name="T257">air</text:span><text:span text:style-name="T258">.</text:span><text:span text:style-name="T259"> </text:span><text:span text:style-name="T260">We</text:span><text:span text:style-name="T261"> </text:span><text:span text:style-name="T262">lay</text:span><text:span text:style-name="T263"> </text:span><text:span text:style-name="T264">them</text:span><text:span text:style-name="T265"> </text:span><text:span text:style-name="T266">out</text:span><text:span text:style-name="T267"> </text:span><text:span text:style-name="T268">brick</text:span><text:span text:style-name="T269"> </text:span><text:span text:style-name="T270">by</text:span><text:span text:style-name="T271"> </text:span><text:span text:style-name="T272">brick,</text:span><text:span text:style-name="T273"> </text:span><text:span text:style-name="T274">we</text:span><text:span text:style-name="T275"> </text:span><text:span text:style-name="T276">build</text:span><text:span text:style-name="T277"> </text:span><text:span text:style-name="T278">them</text:span><text:span text:style-name="T279"> </text:span><text:span text:style-name="T280">up</text:span><text:span text:style-name="T281"> </text:span><text:span text:style-name="T282">by</text:span><text:span text:style-name="T283"> </text:span><text:span text:style-name="T284">disintegrating</text:span><text:span text:style-name="T285"> </text:span><text:span text:style-name="T286">trees</text:span><text:span text:style-name="T287"> </text:span><text:span text:style-name="T288">and</text:span><text:span text:style-name="T289"> </text:span><text:span text:style-name="T290">forming</text:span><text:span text:style-name="T291"> </text:span><text:span text:style-name="T292">them</text:span><text:span text:style-name="T293"> </text:span><text:span text:style-name="T294">again</text:span><text:span text:style-name="T295"> </text:span><text:span text:style-name="T296">into</text:span><text:span text:style-name="T297"> </text:span><text:span text:style-name="T298">what</text:span><text:span text:style-name="T299"> </text:span><text:span text:style-name="T300">they</text:span><text:span text:style-name="T301"> </text:span><text:span text:style-name="T302">were</text:span><text:span text:style-name="T303"> </text:span><text:span text:style-name="T304">before.</text:span><text:span text:style-name="T305"> </text:span><text:span text:style-name="T306">Why</text:span><text:span text:style-name="T307"> </text:span><text:span text:style-name="T308">must</text:span><text:span text:style-name="T309"> </text:span><text:span text:style-name="T310">we</text:span><text:span text:style-name="T311"> </text:span><text:span text:style-name="T312">do</text:span><text:span text:style-name="T313"> </text:span><text:span text:style-name="T314">this?</text:span><text:span text:style-name="T315"> </text:span><text:span text:style-name="T316">Are</text:span><text:span text:style-name="T317"> </text:span><text:span text:style-name="T318">there</text:span><text:span text:style-name="T319"> </text:span><text:span text:style-name="T320">any</text:span><text:span text:style-name="T321"> </text:span><text:span text:style-name="T322">advantages</text:span><text:span text:style-name="T323"> </text:span><text:span text:style-name="T324">to</text:span><text:span text:style-name="T325"> </text:span><text:span text:style-name="T326">this</text:span><text:span text:style-name="T327"> </text:span><text:span text:style-name="T328">human</text:span><text:span text:style-name="T329"> </text:span><text:span text:style-name="T330">method?</text:span></text:p>
      <text:p text:style-name="Text_20_body"><text:span text:style-name="T331">Our</text:span><text:span text:style-name="T332"> </text:span><text:span text:style-name="T333">advantage</text:span><text:span text:style-name="T334"> </text:span><text:span text:style-name="T335">is</text:span><text:span text:style-name="T336"> </text:span><text:span text:style-name="T337">memory</text:span><text:span text:style-name="T338">.</text:span><text:span text:style-name="T339"> </text:span><text:span text:style-name="T340">Our</text:span><text:span text:style-name="T341"> </text:span><text:span text:style-name="T342">advantage</text:span><text:span text:style-name="T343"> </text:span><text:span text:style-name="T344">is</text:span><text:span text:style-name="T345"> </text:span><text:span text:style-name="T346">the</text:span><text:span text:style-name="T347"> </text:span><text:span text:style-name="T348">reaching-out</text:span><text:span text:style-name="T349"> </text:span><text:span text:style-name="T350">over</text:span><text:span text:style-name="T351"> </text:span><text:span text:style-name="T352">space</text:span><text:span text:style-name="T353"> </text:span><text:span text:style-name="T354">and</text:span><text:span text:style-name="T355"> </text:span><text:span text:style-name="T356">time</text:span><text:span text:style-name="T357"> </text:span><text:span text:style-name="T358">to</text:span><text:span text:style-name="T359"> </text:span><text:span text:style-name="T360">others</text:span><text:span text:style-name="T361"> </text:span><text:span text:style-name="T362">with</text:span><text:span text:style-name="T363"> </text:span><text:span text:style-name="T364">our</text:span><text:span text:style-name="T365"> </text:span><text:span text:style-name="T366">words,</text:span><text:span text:style-name="T367"> </text:span><text:span text:style-name="T368">our</text:span><text:span text:style-name="T369"> </text:span><text:span text:style-name="T370">ART.</text:span><text:span text:style-name="T371"> </text:span><text:span text:style-name="T372">Our</text:span><text:span text:style-name="T373"> </text:span><text:span text:style-name="T374">buildings</text:span><text:span text:style-name="T375"> </text:span><text:span text:style-name="T376">last</text:span><text:span text:style-name="T377"> </text:span><text:span text:style-name="T378">for</text:span><text:span text:style-name="T379"> </text:span><text:span text:style-name="T380">generations,</text:span><text:span text:style-name="T381"> </text:span><text:span text:style-name="T382">and</text:span><text:span text:style-name="T383"> </text:span><text:span text:style-name="T384">after</text:span><text:span text:style-name="T385"> </text:span><text:span text:style-name="T386">they</text:span><text:span text:style-name="T387"> </text:span><text:span text:style-name="T388">are</text:span><text:span text:style-name="T389"> </text:span><text:span text:style-name="T390">demolished</text:span><text:span text:style-name="T391"> </text:span><text:span text:style-name="T392">they</text:span><text:span text:style-name="T393"> </text:span><text:span text:style-name="T394">are</text:span><text:span text:style-name="T395"> </text:span><text:span text:style-name="T396">written</text:span><text:span text:style-name="T397"> </text:span><text:span text:style-name="T398">about,</text:span><text:span text:style-name="T399"> </text:span><text:span text:style-name="T400">photographs</text:span><text:span text:style-name="T401"> </text:span><text:span text:style-name="T402">are</text:span><text:span text:style-name="T403"> </text:span><text:span text:style-name="T404">taken,</text:span><text:span text:style-name="T405"> </text:span><text:span text:style-name="T406">we</text:span><text:span text:style-name="T407"> </text:span><text:span text:style-name="T408">remember</text:span><text:span text:style-name="T409">.</text:span><text:span text:style-name="T410"> </text:span><text:span text:style-name="T411">The</text:span><text:span text:style-name="T412"> </text:span><text:span text:style-name="T413">act</text:span><text:span text:style-name="T414"> </text:span><text:span text:style-name="T415">of</text:span><text:span text:style-name="T416"> </text:span><text:span text:style-name="T417">memory</text:span><text:span text:style-name="T418"> </text:span><text:span text:style-name="T419">is</text:span><text:span text:style-name="T420"> </text:span><text:span text:style-name="T421">our</text:span><text:span text:style-name="T422"> </text:span><text:span text:style-name="T423">only</text:span><text:span text:style-name="T424"> </text:span><text:span text:style-name="T425">A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ilding</dc:title>
  </office:meta>
</office:document-meta>
</file>